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985cb" officeooo:paragraph-rsid="001985cb"/>
    </style:style>
    <style:style style:name="P5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6" style:family="paragraph" style:parent-style-name="Standard">
      <style:text-properties officeooo:rsid="001bdfa5" officeooo:paragraph-rsid="001bdfa5"/>
    </style:style>
    <style:style style:name="T1" style:family="text">
      <style:text-properties officeooo:rsid="001a5dfa"/>
    </style:style>
    <style:style style:name="T2" style:family="text">
      <style:text-properties officeooo:rsid="001bdf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25</text:span>/04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straordinaria</text:span> 2023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Region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4">Nome dell<text:span text:style-name="T2">a regione</text:span>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5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ID autoincrementante</text:p>
          </table:table-cell>
          <table:table-cell table:style-name="Table2.A1" office:value-type="string">
            <text:p text:style-name="P6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4-25T15:39:25.843378502</dc:date>
    <meta:editing-duration>PT10M28S</meta:editing-duration>
    <meta:editing-cycles>4</meta:editing-cycles>
    <meta:document-statistic meta:table-count="2" meta:image-count="0" meta:object-count="0" meta:page-count="1" meta:paragraph-count="35" meta:word-count="51" meta:character-count="355" meta:non-whitespace-character-count="339"/>
  </office:meta>
</office:document-meta>
</file>